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tyle="normal" fo:font-variant="normal" fo:text-transform="none"/>
    </style:style>
    <style:style style:name="P1" style:parent-style-name="Standard"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lor="#000000" fo:country="BR" fo:font-family="Times New Roman" fo:font-size="12.000000000000000pt" fo:hyphenate="false" fo:hyphenation-push-char-count="2" fo:hyphenation-remain-char-count="2" fo:language="pt" style:letter-kerning="true"/>
    </style:style>
    <style:style style:name="P2" style:parent-style-name="Standard"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lor="#000000" fo:country="BR" fo:font-family="Times New Roman" fo:font-size="12.000000000000000pt" fo:font-style="normal" fo:font-variant="normal" fo:hyphenate="false" fo:hyphenation-push-char-count="2" fo:hyphenation-remain-char-count="2" fo:language="pt" fo:text-transform="none" style:letter-kerning="true"/>
    </style:style>
    <style:style style:name="P3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lor="#000000" fo:country="BR" fo:font-family="Times New Roman" fo:font-size="12.000000000000000pt" fo:font-style="normal" fo:font-variant="normal" fo:font-weight="bold" fo:hyphenate="false" fo:hyphenation-push-char-count="2" fo:hyphenation-remain-char-count="2" fo:language="pt" fo:text-transform="none" style:letter-kerning="true"/>
    </style:style>
    <style:style style:name="P4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BR" fo:font-family="Times New Roman" fo:font-size="12.000000000000000pt" fo:hyphenate="false" fo:hyphenation-push-char-count="2" fo:hyphenation-remain-char-count="2" fo:language="pt" style:letter-kerning="true" style:use-window-font-color="true"/>
    </style:style>
    <style:style style:name="P5" style:family="paragraph">
      <style:text-properties fo:font-family="Times New Roman"/>
    </style:style>
    <style:style style:name="P6" style:parent-style-name="Table_20Contents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BR" fo:font-family="Times New Roman" fo:font-size="12.000000000000000pt" fo:font-weight="bold" fo:hyphenate="false" fo:hyphenation-push-char-count="2" fo:hyphenation-remain-char-count="2" fo:language="pt" style:letter-kerning="true" style:use-window-font-color="true"/>
    </style:style>
    <style:style style:name="P7" style:parent-style-name="Table_20Contents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BR" fo:font-family="Times New Roman" fo:font-size="12.000000000000000pt" fo:hyphenate="false" fo:hyphenation-push-char-count="2" fo:hyphenation-remain-char-count="2" fo:language="pt" style:letter-kerning="true" style:use-window-font-color="true"/>
    </style:style>
    <style:style style:name="P8" style:parent-style-name="Standard"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untry="BR" fo:font-family="Liberation Serif" fo:font-size="12.000000000000000pt" fo:hyphenate="false" fo:hyphenation-push-char-count="2" fo:hyphenation-remain-char-count="2" fo:language="pt" style:letter-kerning="true" style:use-window-font-color="true"/>
    </style:style>
    <style:style style:name="Table1" style:family="table">
      <style:table-properties style:width="481.890598599999976pt" table:align="margins" table:border-model="collapsing"/>
    </style:style>
    <style:style style:name="Table1.A" style:family="table-column">
      <style:table-column-properties style:column-width="68.853662588199995pt" style:rel-column-width="9360*"/>
    </style:style>
    <style:style style:name="Table1.B" style:family="table-column">
      <style:table-column-properties style:column-width="68.853662588199995pt" style:rel-column-width="9363*"/>
    </style:style>
    <style:style style:name="Table1.C" style:family="table-column">
      <style:table-column-properties style:column-width="68.853662588199995pt" style:rel-column-width="9361*"/>
    </style:style>
    <style:style style:name="Table1.D" style:family="table-column">
      <style:table-column-properties style:column-width="68.853662588199995pt" style:rel-column-width="9362*"/>
    </style:style>
    <style:style style:name="Table1.A1" style:family="table-column">
      <style:table-column-properties style:column-width="68.796969576600006pt" style:rel-column-width="1376*"/>
    </style:style>
    <style:style style:name="Table1.B1" style:family="table-column">
      <style:table-column-properties style:column-width="68.853662588199995pt" style:rel-column-width="1377*"/>
    </style:style>
    <style:style style:name="Table1.A1" style:family="table-cell">
      <style:table-cell-properties calligra:specialborder-bottom="solid" calligra:specialborder-left="solid" calligra:specialborder-right="none" calligra:specialborder-top="solid" fo:border-bottom="0.05pt solid #000000" fo:border-left="0.05pt solid #000000" fo:border-right="0pt none #000000" fo:border-top="0.05pt solid #000000" fo:padding="2.749611062600000pt" style:diagonal-bl-tr="0pt none #000000" style:diagonal-tl-br="0pt none #000000"/>
    </style:style>
    <style:style style:name="Table1.D1" style:family="table-cell">
      <style:table-cell-properties calligra:specialborder-bottom="solid" calligra:specialborder-left="solid" calligra:specialborder-right="solid" calligra:specialborder-top="solid" fo:border="0.05pt solid #000000" fo:padding="2.749611062600000pt" style:diagonal-bl-tr="0pt none #000000" style:diagonal-tl-br="0pt none #000000"/>
    </style:style>
    <style:style style:name="Table1.A2" style:family="table-cell">
      <style:table-cell-properties calligra:specialborder-bottom="solid" calligra:specialborder-left="solid" calligra:specialborder-right="none" calligra:specialborder-top="none" fo:border-bottom="0.05pt solid #000000" fo:border-left="0.05pt solid #000000" fo:border-right="0pt none #000000" fo:border-top="0pt none #000000" fo:padding="2.749611062600000pt" style:diagonal-bl-tr="0pt none #000000" style:diagonal-tl-br="0pt none #000000"/>
    </style:style>
    <style:style style:name="Table1.G1" style:family="table-cell">
      <style:table-cell-properties calligra:specialborder-bottom="solid" calligra:specialborder-left="solid" calligra:specialborder-right="solid" calligra:specialborder-top="none" fo:border-bottom="0.05pt solid #000000" fo:border-left="0.05pt solid #000000" fo:border-right="0.05pt solid #000000" fo:border-top="0pt none #000000" fo:padding="2.749611062600000pt" style:diagonal-bl-tr="0pt none #000000" style:diagonal-tl-br="0pt none #000000"/>
    </style:style>
  </office:automatic-styles>
  <office:body>
    <office:text>
      <text:tracked-changes text:track-changes="false"/>
      <text:p text:style-name="P1">Discente: Mariane Coelho Robl<text:tab/><text:tab/><text:tab/>R.A.: 86902</text:p>
      <text:p text:style-name="P1"><text:span text:style-name="T1">Disciplina: Validação e Verificação de Software<text:tab/><text:tab/>Data: 29/08/2017<text:tab/></text:span></text:p>
      <text:p text:style-name="P2">Docente: Prof. Dr. Otávio Augusto Lazzarini Lemos</text:p>
      <text:p text:style-name="P2"/>
      <text:p text:style-name="P3">Teste Funcional</text:p>
      <text:p text:style-name="P4"/>
      <table:table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row>
          <table:table-cell table:number-columns-spanned="3" table:style-name="Table1.A1">
            <text:p text:style-name="P5"/>
          </table:table-cell>
          <table:covered-table-cell/>
          <table:covered-table-cell/>
          <table:table-cell table:number-columns-spanned="4" table:style-name="Table1.D1">
            <text:p text:style-name="P6">Casos de Teste</text:p>
          </table:table-cell>
          <table:covered-table-cell/>
          <table:covered-table-cell/>
          <table:covered-table-cell/>
        </table:table-row>
        <table:table-row>
          <table:table-cell table:style-name="Table1.A2">
            <text:p text:style-name="P6">Variável</text:p>
          </table:table-cell>
          <table:table-cell table:style-name="Table1.A2">
            <text:p text:style-name="P6">Condição</text:p>
          </table:table-cell>
          <table:table-cell table:style-name="Table1.A2">
            <text:p text:style-name="P6">Tipo</text:p>
          </table:table-cell>
          <table:table-cell table:style-name="Table1.A2">
            <text:p text:style-name="P7">T1</text:p>
          </table:table-cell>
          <table:table-cell table:style-name="Table1.A2">
            <text:p text:style-name="P7">T2</text:p>
          </table:table-cell>
          <table:table-cell table:style-name="Table1.A2">
            <text:p text:style-name="P7">T3</text:p>
          </table:table-cell>
          <table:table-cell table:style-name="Table1.G1">
            <text:p text:style-name="P7">T4</text:p>
          </table:table-cell>
        </table:table-row>
        <table:table-row>
          <table:table-cell table:number-rows-spanned="4" table:style-name="Table1.A2">
            <text:p text:style-name="P7">Salário-base</text:p>
          </table:table-cell>
          <table:table-cell table:number-rows-spanned="4" table:style-name="Table1.A2">
            <text:p text:style-name="P7">&gt; 2000</text:p>
          </table:table-cell>
          <table:table-cell table:style-name="Table1.A2">
            <text:p text:style-name="P7">IN</text:p>
          </table:table-cell>
          <table:table-cell table:style-name="Table1.A2">
            <text:p text:style-name="P7">2002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UT</text:p>
          </table:table-cell>
          <table:table-cell table:style-name="Table1.A2">
            <text:p text:style-name="P7"/>
          </table:table-cell>
          <table:table-cell table:style-name="Table1.A2">
            <text:p text:style-name="P7">1000</text:p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N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>2000</text:p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FF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7">2000.1</text:p>
          </table:table-cell>
        </table:table-row>
        <table:table-row>
          <table:table-cell table:number-columns-spanned="3" table:style-name="Table1.A2">
            <text:p text:style-name="P7">Saída Esperada</text:p>
          </table:table-cell>
          <table:covered-table-cell/>
          <table:covered-table-cell/>
          <table:table-cell table:style-name="Table1.A2">
            <text:p text:style-name="P7">150.5 (IN)</text:p>
          </table:table-cell>
          <table:table-cell table:style-name="Table1.A2">
            <text:p text:style-name="P7">-100 (OUT)</text:p>
          </table:table-cell>
          <table:table-cell table:style-name="Table1.A2">
            <text:p text:style-name="P7">150 (OUT)</text:p>
          </table:table-cell>
          <table:table-cell table:style-name="Table1.G1">
            <text:p text:style-name="P7">150.025 (IN)</text:p>
          </table:table-cell>
        </table:table-row>
      </table:table>
      <text:p text:style-name="P4"/>
      <text:p text:style-name="P4"/>
      <table:table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row>
          <table:table-cell table:number-columns-spanned="3" table:style-name="Table1.A1">
            <text:p text:style-name="P5"/>
          </table:table-cell>
          <table:covered-table-cell/>
          <table:covered-table-cell/>
          <table:table-cell table:number-columns-spanned="4" table:style-name="Table1.D1">
            <text:p text:style-name="P6">Casos de Teste</text:p>
          </table:table-cell>
          <table:covered-table-cell/>
          <table:covered-table-cell/>
          <table:covered-table-cell/>
        </table:table-row>
        <table:table-row>
          <table:table-cell table:style-name="Table1.A2">
            <text:p text:style-name="P6">Variável</text:p>
          </table:table-cell>
          <table:table-cell table:style-name="Table1.A2">
            <text:p text:style-name="P6">Condição</text:p>
          </table:table-cell>
          <table:table-cell table:style-name="Table1.A2">
            <text:p text:style-name="P6">Tipo</text:p>
          </table:table-cell>
          <table:table-cell table:style-name="Table1.A2">
            <text:p text:style-name="P7">T5</text:p>
          </table:table-cell>
          <table:table-cell table:style-name="Table1.A2">
            <text:p text:style-name="P7">T6</text:p>
          </table:table-cell>
          <table:table-cell table:style-name="Table1.A2">
            <text:p text:style-name="P7">T7</text:p>
          </table:table-cell>
          <table:table-cell table:style-name="Table1.G1">
            <text:p text:style-name="P7">T8</text:p>
          </table:table-cell>
        </table:table-row>
        <table:table-row>
          <table:table-cell table:number-rows-spanned="4" table:style-name="Table1.A2">
            <text:p text:style-name="P7">Salário-base</text:p>
          </table:table-cell>
          <table:table-cell table:number-rows-spanned="4" table:style-name="Table1.A2">
            <text:p text:style-name="P7">&gt; 1000</text:p>
          </table:table-cell>
          <table:table-cell table:style-name="Table1.A2">
            <text:p text:style-name="P7">IN</text:p>
          </table:table-cell>
          <table:table-cell table:style-name="Table1.A2">
            <text:p text:style-name="P7">1002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UT</text:p>
          </table:table-cell>
          <table:table-cell table:style-name="Table1.A2">
            <text:p text:style-name="P7"/>
          </table:table-cell>
          <table:table-cell table:style-name="Table1.A2">
            <text:p text:style-name="P7">150</text:p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N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>1000</text:p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FF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7">1000.1</text:p>
          </table:table-cell>
        </table:table-row>
        <table:table-row>
          <table:table-cell table:number-columns-spanned="3" table:style-name="Table1.A2">
            <text:p text:style-name="P7">Saída Esperada</text:p>
          </table:table-cell>
          <table:covered-table-cell/>
          <table:covered-table-cell/>
          <table:table-cell table:style-name="Table1.A2">
            <text:p text:style-name="P7">0.3 (IN)</text:p>
          </table:table-cell>
          <table:table-cell table:style-name="Table1.A2">
            <text:p text:style-name="P7">-127.5 (OUT)</text:p>
          </table:table-cell>
          <table:table-cell table:style-name="Table1.A2">
            <text:p text:style-name="P7">0 (OUT)</text:p>
          </table:table-cell>
          <table:table-cell table:style-name="Table1.G1">
            <text:p text:style-name="P7">0.015 (IN)</text:p>
          </table:table-cell>
        </table:table-row>
      </table:table>
      <text:p text:style-name="P4"/>
      <text:p text:style-name="P4"/>
      <table:table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row>
          <table:table-cell table:number-columns-spanned="3" table:style-name="Table1.A1">
            <text:p text:style-name="P5"/>
          </table:table-cell>
          <table:covered-table-cell/>
          <table:covered-table-cell/>
          <table:table-cell table:number-columns-spanned="4" table:style-name="Table1.D1">
            <text:p text:style-name="P6">Casos de Teste</text:p>
          </table:table-cell>
          <table:covered-table-cell/>
          <table:covered-table-cell/>
          <table:covered-table-cell/>
        </table:table-row>
        <table:table-row>
          <table:table-cell table:style-name="Table1.A2">
            <text:p text:style-name="P6">Variável</text:p>
          </table:table-cell>
          <table:table-cell table:style-name="Table1.A2">
            <text:p text:style-name="P6">Condição</text:p>
          </table:table-cell>
          <table:table-cell table:style-name="Table1.A2">
            <text:p text:style-name="P6">Tipo</text:p>
          </table:table-cell>
          <table:table-cell table:style-name="Table1.A2">
            <text:p text:style-name="P7">T9</text:p>
          </table:table-cell>
          <table:table-cell table:style-name="Table1.A2">
            <text:p text:style-name="P7">T10</text:p>
          </table:table-cell>
          <table:table-cell table:style-name="Table1.A2">
            <text:p text:style-name="P7">T11</text:p>
          </table:table-cell>
          <table:table-cell table:style-name="Table1.G1">
            <text:p text:style-name="P7">T12</text:p>
          </table:table-cell>
        </table:table-row>
        <table:table-row>
          <table:table-cell table:number-rows-spanned="4" table:style-name="Table1.A2">
            <text:p text:style-name="P7">Salário-base</text:p>
          </table:table-cell>
          <table:table-cell table:number-rows-spanned="4" table:style-name="Table1.A2">
            <text:p text:style-name="P7">&lt;= 2000</text:p>
          </table:table-cell>
          <table:table-cell table:style-name="Table1.A2">
            <text:p text:style-name="P7">IN</text:p>
          </table:table-cell>
          <table:table-cell table:style-name="Table1.A2">
            <text:p text:style-name="P7">1500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UT</text:p>
          </table:table-cell>
          <table:table-cell table:style-name="Table1.A2">
            <text:p text:style-name="P7"/>
          </table:table-cell>
          <table:table-cell table:style-name="Table1.A2">
            <text:p text:style-name="P7">2002</text:p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N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>2000</text:p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FF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7">2000.1</text:p>
          </table:table-cell>
        </table:table-row>
        <table:table-row>
          <table:table-cell table:number-columns-spanned="3" table:style-name="Table1.A2">
            <text:p text:style-name="P7">Saída Esperada</text:p>
          </table:table-cell>
          <table:covered-table-cell/>
          <table:covered-table-cell/>
          <table:table-cell table:style-name="Table1.A2">
            <text:p text:style-name="P7">75 (IN)</text:p>
          </table:table-cell>
          <table:table-cell table:style-name="Table1.A2">
            <text:p text:style-name="P7">150.3 (OUT)</text:p>
          </table:table-cell>
          <table:table-cell table:style-name="Table1.A2">
            <text:p text:style-name="P7">150 (IN)</text:p>
          </table:table-cell>
          <table:table-cell table:style-name="Table1.G1">
            <text:p text:style-name="P7">150.015 (OUT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style-name="Table1">
        <table:table-column table:style-name="Table1.A1"/>
        <table:table-column table:style-name="Table1.B1" table:number-columns-repeated="6"/>
        <table:table-row>
          <table:table-cell table:number-columns-spanned="3" table:style-name="Table1.A1">
            <text:p text:style-name="P5"/>
          </table:table-cell>
          <table:covered-table-cell/>
          <table:covered-table-cell/>
          <table:table-cell table:number-columns-spanned="4" table:style-name="Table1.D1">
            <text:p text:style-name="P6">Casos de Teste</text:p>
          </table:table-cell>
          <table:covered-table-cell/>
          <table:covered-table-cell/>
          <table:covered-table-cell/>
        </table:table-row>
        <table:table-row>
          <table:table-cell table:style-name="Table1.A2">
            <text:p text:style-name="P6">Variável</text:p>
          </table:table-cell>
          <table:table-cell table:style-name="Table1.A2">
            <text:p text:style-name="P6">Condição</text:p>
          </table:table-cell>
          <table:table-cell table:style-name="Table1.A2">
            <text:p text:style-name="P6">Tipo</text:p>
          </table:table-cell>
          <table:table-cell table:style-name="Table1.A2">
            <text:p text:style-name="P7">T13</text:p>
          </table:table-cell>
          <table:table-cell table:style-name="Table1.A2">
            <text:p text:style-name="P7">T14</text:p>
          </table:table-cell>
          <table:table-cell table:style-name="Table1.A2">
            <text:p text:style-name="P7">T15</text:p>
          </table:table-cell>
          <table:table-cell table:style-name="Table1.G1">
            <text:p text:style-name="P7">T16</text:p>
          </table:table-cell>
        </table:table-row>
        <table:table-row>
          <table:table-cell table:number-rows-spanned="4" table:style-name="Table1.A2">
            <text:p text:style-name="P7">Salário-base</text:p>
          </table:table-cell>
          <table:table-cell table:number-rows-spanned="4" table:style-name="Table1.A2">
            <text:p text:style-name="P7">&lt;= 1000</text:p>
          </table:table-cell>
          <table:table-cell table:style-name="Table1.A2">
            <text:p text:style-name="P7">IN</text:p>
          </table:table-cell>
          <table:table-cell table:style-name="Table1.A2">
            <text:p text:style-name="P7">150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UT</text:p>
          </table:table-cell>
          <table:table-cell table:style-name="Table1.A2">
            <text:p text:style-name="P7"/>
          </table:table-cell>
          <table:table-cell table:style-name="Table1.A2">
            <text:p text:style-name="P7">1300</text:p>
          </table:table-cell>
          <table:table-cell table:style-name="Table1.A2">
            <text:p text:style-name="P7"/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N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>1000</text:p>
          </table:table-cell>
          <table:table-cell table:style-name="Table1.G1">
            <text:p text:style-name="P5"/>
          </table:table-cell>
        </table:table-row>
        <table:table-row>
          <table:covered-table-cell/>
          <table:covered-table-cell/>
          <table:table-cell table:style-name="Table1.A2">
            <text:p text:style-name="P7">OFF</text:p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A2">
            <text:p text:style-name="P7"/>
          </table:table-cell>
          <table:table-cell table:style-name="Table1.G1">
            <text:p text:style-name="P7">1000.1</text:p>
          </table:table-cell>
        </table:table-row>
        <table:table-row>
          <table:table-cell table:number-columns-spanned="3" table:style-name="Table1.A2">
            <text:p text:style-name="P7">Saída Esperada</text:p>
          </table:table-cell>
          <table:covered-table-cell/>
          <table:covered-table-cell/>
          <table:table-cell table:style-name="Table1.A2">
            <text:p text:style-name="P7">0 (IN)</text:p>
          </table:table-cell>
          <table:table-cell table:style-name="Table1.A2">
            <text:p text:style-name="P7">0 (OUT)</text:p>
          </table:table-cell>
          <table:table-cell table:style-name="Table1.A2">
            <text:p text:style-name="P7">0 (IN)</text:p>
          </table:table-cell>
          <table:table-cell table:style-name="Table1.G1">
            <text:p text:style-name="P7">0 (OUT)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untry="BR" fo:font-family="Liberation Serif" fo:font-size="12.000000000000000pt" fo:hyphenate="false" fo:hyphenation-push-char-count="2" fo:hyphenation-remain-char-count="2" fo:language="pt" style:letter-kerning="true" style:use-window-font-color="true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able_20Heading" style:display-name="Table Heading" style:family="paragraph">
      <style:paragraph-properties fo:text-align="center" style:justify-single-word="false" text:line-number="0" text:number-lines="false"/>
      <style:text-properties fo:font-weight="bold"/>
    </style:style>
    <style:style style:name="Standard" style:display-name="Standard" style:family="paragraph"/>
    <style:style style:name="Table_20Contents" style:display-name="Table Contents" style:family="paragraph">
      <style:paragraph-properties text:line-number="0" text:number-lines="fals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/>
      <style:text-properties fo:font-family="Liberation Serif" fo:font-size="24.000000000000000pt" fo:font-weight="bold" style:font-family-generic="roman" style:font-pitch="variable"/>
    </style:style>
    <style:style style:name="Heading" style:display-name="Heading" style:family="paragraph" style:next-style-name="Text_20body">
      <style:paragraph-properties fo:keep-with-next="always" fo:margin-bottom="6.009459229600000pt" fo:margin-top="11.990571953400000pt"/>
      <style:text-properties fo:font-family="Liberation Sans" fo:font-size="14.000000000000000pt" style:font-family-generic="swiss" style:font-pitch="variable"/>
    </style:style>
    <style:style style:name="Text_20body" style:display-name="Text body" style:family="paragraph">
      <style:paragraph-properties fo:line-height="120%" fo:margin-bottom="7.001586932600000pt" fo:margin-top="0.000000000000000pt"/>
    </style:style>
    <style:style style:name="List" style:display-name="List" style:family="paragraph"/>
    <style:style style:name="Index" style:display-name="Index" style:family="paragraph">
      <style:paragraph-properties text:line-number="0" text:number-lines="false"/>
    </style:style>
    <style:style style:name="Caption" style:display-name="Caption" style:family="paragraph">
      <style:paragraph-properties fo:margin-bottom="6.009459229600000pt" fo:margin-top="6.009459229600000pt" text:line-number="0" text:number-lines="false"/>
      <style:text-properties fo:font-size="12.000000000000000pt" fo:font-style="italic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Bullet_20Symbols" style:display-name="Bullet Symbols" style:family="text">
      <style:text-properties fo:font-family="Times New Roman" style:font-family-generic="roman" style:font-pitch="variable"/>
    </style:style>
    <style:style style:name="Numbering_20Symbols" style:display-name="Numbering Symbols" style:family="text"/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21.60003741960pt" fo:text-indent="-21.60003741960pt" fo:margin-left="21.6000374196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28.80004989280pt" fo:text-indent="-28.80004989280pt" fo:margin-left="28.8000498928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36.00006236600pt" fo:text-indent="-36.00006236600pt" fo:margin-left="36.000062366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43.20007483920pt" fo:text-indent="-43.20007483920pt" fo:margin-left="43.2000748392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50.40008731240pt" fo:text-indent="-50.40008731240pt" fo:margin-left="50.4000873124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57.60009978560pt" fo:text-indent="-57.60009978560pt" fo:margin-left="57.6000997856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64.80011225880pt" fo:text-indent="-64.80011225880pt" fo:margin-left="64.8001122588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72.00012473200pt" fo:text-indent="-72.00012473200pt" fo:margin-left="72.000124732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79.20013720520pt" fo:text-indent="-79.20013720520pt" fo:margin-left="79.2001372052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86.40014967840pt" fo:text-indent="-86.40014967840pt" fo:margin-left="86.4001496784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/>
    <meta:initial-creator>Unknown</meta:initial-creator>
    <meta:editing-cycles>14</meta:editing-cycles>
    <dc:date>2017-08-31T21:20:09</dc:date>
    <meta:creation-date>2017-08-15T19:43:41.977519579</meta:creation-date>
  </office:meta>
</office:document-meta>
</file>